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2.1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1" office:value-type="string">
            <text:p>frames</text:p>
          </table:table-cell>
          <table:table-cell table:style-name="ce1" office:value-type="string">
            <text:p>slots</text:p>
          </table:table-cell>
          <table:table-cell table:style-name="ce1" office:value-type="string">
            <text:p>slot_values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>
            <text:p>move_abs</text:p>
          </table:table-cell>
          <table:table-cell office:value-type="string">
            <text:p>target_x_pos</text:p>
          </table:table-cell>
          <table:table-cell office:value-type="string">
            <text:p>0,1,2,3,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rget_y_pos</text:p>
          </table:table-cell>
          <table:table-cell office:value-type="string">
            <text:p>0,1,2,3,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ve_rel</text:p>
          </table:table-cell>
          <table:table-cell office:value-type="string">
            <text:p>direction</text:p>
          </table:table-cell>
          <table:table-cell office:value-type="string">
            <text:p>forward, backw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istance</text:p>
          </table:table-cell>
          <table:table-cell office:value-type="string">
            <text:p>5,10,15,20,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urn_abs</text:p>
          </table:table-cell>
          <table:table-cell office:value-type="string">
            <text:p>angle</text:p>
          </table:table-cell>
          <table:table-cell office:value-type="string">
            <text:p>0,45,90,135,180,225,270,315,3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urn_rel</text:p>
          </table:table-cell>
          <table:table-cell office:value-type="string">
            <text:p>direction</text:p>
          </table:table-cell>
          <table:table-cell office:value-type="string">
            <text:p>left, righ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egrees</text:p>
          </table:table-cell>
          <table:table-cell office:value-type="string">
            <text:p>45,90,135,18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sterframe</text:p>
          </table:table-cell>
          <table:table-cell office:value-type="string">
            <text:p>gra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elea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pin</text:p>
          </table:table-cell>
          <table:table-cell office:value-type="string">
            <text:p>direction</text:p>
          </table:table-cell>
          <table:table-cell office:value-type="string">
            <text:p>left, righ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uration</text:p>
          </table:table-cell>
          <table:table-cell office:value-type="string">
            <text:p>1, 2, 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rive</text:p>
          </table:table-cell>
          <table:table-cell office:value-type="string">
            <text:p>direction</text:p>
          </table:table-cell>
          <table:table-cell office:value-type="string">
            <text:p>forward, backw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uration</text:p>
          </table:table-cell>
          <table:table-cell office:value-type="string">
            <text:p>1, 2, 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op</text:p>
          </table:table-cell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10/07/2013</text:date>, <text:time>10:2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Janssens</meta:initial-creator>
    <meta:creation-date>2013-09-30T10:02:24</meta:creation-date>
    <dc:date>2013-10-07T10:23:49</dc:date>
    <dc:creator>Steven Janssens</dc:creator>
    <meta:editing-duration>PT1H14M15S</meta:editing-duration>
    <meta:editing-cycles>4</meta:editing-cycles>
    <meta:generator>LibreOffice/3.4$Unix LibreOffice_project/340m1$Build-502</meta:generator>
    <meta:document-statistic meta:table-count="3" meta:cell-count="35" meta:object-count="0"/>
  </office:meta>
</office:document-meta>
</file>